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Heading_20_3">
      <style:paragraph-properties fo:margin-top="0in" fo:margin-bottom="0.1965in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2" text:outline-level="3">…or create a new repository on the command line</text:h>
      <text:p text:style-name="Preformatted_20_Text">echo "# blog3" &gt;&gt; README.md</text:p>
      <text:p text:style-name="Preformatted_20_Text">git init</text:p>
      <text:p text:style-name="Preformatted_20_Text">git add README.md</text:p>
      <text:p text:style-name="Preformatted_20_Text">git commit -m "first commit"</text:p>
      <text:p text:style-name="Preformatted_20_Text">git remote add origin https://github.com/Doulatramverma/blog3.git</text:p>
      <text:p text:style-name="P1">git push -u origin master</text:p>
      <text:p text:style-name="P1"/>
      <text:h text:style-name="P2" text:outline-level="3">…or push an existing repository from the command line</text:h>
      <text:p text:style-name="Preformatted_20_Text">git remote add origin https://github.com/Doulatramverma/blog3.git</text:p>
      <text:p text:style-name="P1">git push -u origin master</text:p>
      <text:h text:style-name="Heading_20_3" text:outline-level="3">…or import code from another repository</text:h>
      <text:p text:style-name="Text_20_body">You can initialize this repository with code from a Subversion, Mercurial, or TFS projec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6:59:20.284391119</meta:creation-date>
    <meta:editing-duration>PT3H12M34S</meta:editing-duration>
    <meta:editing-cycles>2</meta:editing-cycles>
    <meta:generator>LibreOffice/4.2.8.2$Linux_X86_64 LibreOffice_project/420m0$Build-2</meta:generator>
    <dc:date>2017-04-07T20:27:02.345490805</dc:date>
    <meta:document-statistic meta:table-count="0" meta:image-count="0" meta:object-count="0" meta:page-count="1" meta:paragraph-count="12" meta:word-count="73" meta:character-count="489" meta:non-whitespace-character-count="428"/>
  </office:meta>
</office:document-meta>
</file>